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FreeSans1" svg:font-family="FreeSans" style:font-family-generic="swiss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Century Schoolbook L" fo:font-size="12pt" fo:font-weight="bold" style:font-size-asian="12pt" style:font-weight-asian="bold" style:font-size-complex="12pt" style:font-weight-complex="bold"/>
    </style:style>
    <style:style style:name="P2" style:family="paragraph" style:parent-style-name="Standard">
      <style:text-properties style:font-name="Century Schoolbook L" fo:font-size="12pt" fo:font-weight="bold" officeooo:rsid="0005ecee" officeooo:paragraph-rsid="0005ecee" style:font-size-asian="12pt" style:font-weight-asian="bold" style:font-size-complex="12pt" style:font-weight-complex="bold"/>
    </style:style>
    <style:style style:name="P3" style:family="paragraph" style:parent-style-name="Standard">
      <style:text-properties style:font-name="Century Schoolbook L" fo:font-size="12pt" fo:font-weight="normal" officeooo:rsid="0005ecee" officeooo:paragraph-rsid="0005ecee" style:font-size-asian="12pt" style:font-weight-asian="normal" style:font-size-complex="12pt" style:font-weight-complex="normal"/>
    </style:style>
    <style:style style:name="P4" style:family="paragraph" style:parent-style-name="Standard">
      <style:text-properties style:font-name="Century Schoolbook L" fo:font-size="12pt" fo:font-weight="normal" officeooo:rsid="0007c575" officeooo:paragraph-rsid="0007c575" style:font-size-asian="12pt" style:font-weight-asian="normal" style:font-size-complex="12pt" style:font-weight-complex="normal"/>
    </style:style>
    <style:style style:name="P5" style:family="paragraph" style:parent-style-name="Standard">
      <style:text-properties style:font-name="Century Schoolbook L" fo:font-size="12pt" style:font-size-asian="12pt" style:font-size-complex="12pt"/>
    </style:style>
    <style:style style:name="P6" style:family="paragraph" style:parent-style-name="Standard">
      <style:text-properties style:font-name="Century Schoolbook L" fo:font-size="12pt" officeooo:rsid="0005ecee" officeooo:paragraph-rsid="0005ecee" style:font-size-asian="12pt" style:font-size-complex="12pt"/>
    </style:style>
    <style:style style:name="P7" style:family="paragraph" style:parent-style-name="Standard">
      <style:paragraph-properties fo:text-align="center" style:justify-single-word="false"/>
      <style:text-properties style:font-name="Century Schoolbook L" fo:font-size="16pt" fo:font-weight="bold" style:font-size-asian="16pt" style:font-weight-asian="bold" style:font-size-complex="16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7c575" style:font-weight-asian="normal" style:font-weight-complex="normal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officeooo:rsid="0007c575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07c575" style:font-weight-asian="bold" style:font-weight-complex="bold"/>
    </style:style>
    <style:style style:name="T8" style:family="text">
      <style:text-properties officeooo:rsid="00090db1"/>
    </style:style>
    <style:style style:name="T9" style:family="text">
      <style:text-properties officeooo:rsid="000942f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3">Cuento colectivo</text:span> </text:p>
      <text:p text:style-name="P1"/>
      <text:p text:style-name="P3">Autor................................................</text:p>
      <text:p text:style-name="P3">Titulo...............................................</text:p>
      <text:p text:style-name="P3">Grupo..............................................</text:p>
      <text:p text:style-name="P3"><text:span text:style-name="T8">Día.</text:span>.................................................</text:p>
      <text:p text:style-name="P1"/>
      <text:p text:style-name="P1"/>
      <text:p text:style-name="P3">Había una vez un/a … <text:s/><text:span text:style-name="T6">(</text:span><text:span text:style-name="T4">protagonista del cuento</text:span><text:span text:style-name="T6">)</text:span> que se llamaba …</text:p>
      <text:p text:style-name="P3"/>
      <text:p text:style-name="P3">Era <text:span text:style-name="T6">(descripción y características)</text:span></text:p>
      <text:p text:style-name="P3"/>
      <text:p text:style-name="P3">OJOS <text:s/><text:tab/><text:tab/>PELO <text:s/><text:tab/><text:tab/><text:tab/>CUERPO <text:s/><text:tab/><text:tab/><text:tab/>MÁS COSAS</text:p>
      <text:p text:style-name="P3"/>
      <text:p text:style-name="P4">Color<text:tab/><text:tab/><text:tab/>Tipo<text:tab/><text:tab/><text:tab/><text:tab/>Altura<text:tab/><text:tab/><text:tab/><text:span text:style-name="T8">Características</text:span></text:p>
      <text:p text:style-name="P4">Tamaño<text:tab/><text:tab/>Forma<text:tab/><text:tab/><text:tab/><text:span text:style-name="T8">Complexión</text:span><text:tab/><text:tab/><text:tab/>Otras cosillas</text:p>
      <text:p text:style-name="P2"/>
      <text:p text:style-name="P2"><text:span text:style-name="T2">Vivía</text:span><text:span text:style-name="T1"> en </text:span>(Escenario del cuento: <text:span text:style-name="T5">Descripción</text:span>)</text:p>
      <text:p text:style-name="P2"/>
      <text:p text:style-name="P2"><text:span text:style-name="T1">Un día </text:span>(problema: lo que le pasa, por qué le pasa...)</text:p>
      <text:p text:style-name="P5"/>
      <text:p text:style-name="P5">Entonces <text:s/><text:span text:style-name="T6">(intentos de solución del problema .... </text:span><text:span text:style-name="T7">)</text:span></text:p>
      <text:p text:style-name="P5"/>
      <text:p text:style-name="P5">Finalmente</text:p>
      <text:p text:style-name="P5"/>
      <text:p text:style-name="P6">Firmado </text:p>
      <text:p text:style-name="P6"/>
      <text:p text:style-name="P6"/>
      <text:p text:style-name="P6"/>
      <text:p text:style-name="P6"/>
      <text:p text:style-name="P6"/>
      <text:p text:style-name="P6">Hacer cuadro y lista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ans-serif" svg:font-family="sans-serif"/>
    <style:font-face style:name="FreeSans1" svg:font-family="FreeSans" style:font-family-generic="swiss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29T19:25:00.235906807</meta:creation-date>
    <dc:date>2015-06-30T10:20:05.567081175</dc:date>
    <meta:editing-duration>PT4M53S</meta:editing-duration>
    <meta:editing-cycles>3</meta:editing-cycles>
    <meta:generator>LibreOffice/4.2.8.2$Linux_X86_64 LibreOffice_project/420m0$Build-2</meta:generator>
    <meta:document-statistic meta:table-count="0" meta:image-count="0" meta:object-count="0" meta:page-count="1" meta:paragraph-count="16" meta:word-count="67" meta:character-count="634" meta:non-whitespace-character-count="556"/>
  </office:meta>
</office:document-meta>
</file>